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0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2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4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 xml:id="id3" text:id="id3"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anim:par presentation:node-type="timing-root">
          <anim:par smil:begin="id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 xml:id="id4" draw:id="id4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 xml:id="id5" text:id="id5"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48cm)" svg:viewBox="0 0 4071 2863" svg:d="M0 2837c542 106 1041-128 1505-352 590-284 991-854 1427-1341l365-427 456-457 318-260">
          <text:p/>
        </draw:path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 xml:id="id6" draw:id="id6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 xml:id="id7" text:id="id7"><text:span text:style-name="T14">An object is copied when:</text:span></text:p>
            <text:list text:style-name="L3">
              <text:list-item>
                <text:list>
                  <text:list-item>
                    <text:p xml:id="id8" text:id="id8"><text:span text:style-name="T14">Constructing new object from existing</text:span></text:p>
                  </text:list-item>
                  <text:list-item>
                    <text:p xml:id="id9" text:id="id9"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10" draw:id="id10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of Thre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constructor</text:span></text:p>
                      </text:list-item>
                      <text:list-item>
                        <text:p text:style-name="P19"><text:span text:style-name="T18">Destructor</text:span></text:p>
                      </text:list-item>
                      <text:list-item>
                        <text:p text:style-name="P19"><text:span text:style-name="T18">Operator =</text:span></text:p>
                      </text:list-item>
                    </text:list>
                  </text:list-item>
                  <text:list-item>
                    <text:p text:style-name="P18"><text:span text:style-name="T18">Or in other words:</text:span></text:p>
                  </text:list-item>
                </text:list>
              </text:list-item>
            </text:list>
            <text:p text:style-name="P20"><text:span text:style-name="T18">when you need one, you need all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skeleton for </text:span><text:span text:style-name="T17">deep 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1" draw:layer="layout" svg:width="27.107cm" svg:height="20.437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A&amp; other) {</text:span></text:p>
            <text:p text:style-name="P26"><text:span text:style-name="T20">if (this!=&amp;other) { </text:span><text:span text:style-name="T24">// preventing problems in 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6"><text:span text:style-name="T22"><text:s text:c="2"/></text:span><text:span text:style-name="T22">copy_other(other);</text:span></text:p>
            <text:p text:style-name="P26"><text:span text:style-name="T20">} return *this; } </text:span><text:span text:style-name="T24">// allows a= b= c= …</text:span></text:p>
            <text:p text:style-name="P25"><text:span text:style-name="T18"/></text:p>
            <text:p text:style-name="P25"><text:span text:style-name="T18"/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uffer example </text:span><text:span text:style-name="T28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11 Move ctor and assignm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versions of types is done in two 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8"><text:span text:style-name="T18"/></text:p>
            <text:list text:style-name="L8">
              <text:list-item>
                <text:list>
                  <text:list-item>
                    <text:p text:style-name="P18"><text:span text:style-name="T18">Explicit casting (we'll learn more about it in next lessons)</text:span></text:p>
                  </text:list-item>
                  <text:list-item>
                    <text:p text:style-name="P18"><text:span text:style-name="T18">When a function gets </text:span><text:span text:style-name="T31">X</text:span><text:span text:style-name="T18"> type while it was expecting to get </text:span><text:span text:style-name="T32">Y</text:span><text:span text:style-name="T18"> type, and there is a casting 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2" draw:id="id12">
        <office:forms form:automatic-focus="false" form:apply-design-mode="false"/>
        <draw:custom-shape draw:name="מציין מיקום של מספר שקופית 2" draw:style-name="gr12" draw:text-style-name="P29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8"><text:span text:style-name="T33">Buffe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8"><text:span text:style-name="T34">void foo(</text:span><text:span text:style-name="T33">const Buffer&amp; v</text:span><text:span text:style-name="T34">) // function</text:span></text:p>
            <text:p text:style-name="P28"><text:span text:style-name="T34">...</text:span></text:p>
            <text:p text:style-name="P28"><text:span text:style-name="T34">foo(</text:span><text:span text:style-name="T35">3</text:span><text:span text:style-name="T34">);</text:span><text:span text:style-name="T31"> </text:span><text:span text:style-name="T36">// Equivalent to: </text:span><text:span text:style-name="T34">foo(</text:span><text:span text:style-name="T33">Buffer(</text:span><text:span text:style-name="T35">3</text:span><text:span text:style-name="T33">)</text:span><text:span text:style-name="T34">)</text:span></text:p>
            <text:p text:style-name="P28"><text:span text:style-name="T36">// Did the user really wanted this?</text:span></text:p>
            <text:p text:style-name="P25"><text:span text:style-name="T34"/></text:p>
            <text:p text:style-name="P28"><text:span text:style-name="T37">The Buffer and the size_t objects are not logically the same objects!</text:span></text:p>
            <text:p text:style-name="P25"><text:span text:style-name="T18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version example </text:span><text:span text:style-name="T38">(folder 4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4" draw:id="id14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defined conversion</text:span><text:span text:style-name="T38"> (folders 5,6)</text:span></text:p>
          </draw:text-box>
        </draw:frame>
        <draw:frame draw:name="מציין מיקום טקסט 2" presentation:style-name="pr16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Fraction conversion</text:span></text:p>
            <text:p text:style-name="P26"><text:span text:style-name="T32">Fraction (const double&amp; d) {</text:span></text:p>
            <text:p text:style-name="P30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double conversion</text:span></text:p>
            <text:p text:style-name="P26"><text:span text:style-name="T31">operator double() const {</text:span></text:p>
            <text:p text:style-name="P30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xml:id="id15" draw:id="id15">
        <office:forms form:automatic-focus="false" form:apply-design-mode="false"/>
        <draw:frame draw:name="כותרת 1" presentation:style-name="pr17" draw:text-style-name="P31" draw:layer="layout" svg:width="23.318cm" svg:height="4.149cm" svg:x="1.524cm" svg:y="6.773cm" presentation:class="title" presentation:user-transformed="true">
          <draw:text-box>
            <text:p text:style-name="P17"><text:span text:style-name="T17">Operator Suffix </text:span><text:span text:style-name="T39">(folder 8)</text:span><text:span text:style-name="T39"><text:line-break/></text:span><text:span text:style-name="T39"><text:line-break/></text:span><text:span text:style-name="T17">Operator Comma </text:span><text:span text:style-name="T39">(folder 9)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6" draw:id="id16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d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7" draw:id="id17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9" draw:text-style-name="P21" draw:layer="layout" svg:width="24.349cm" svg:height="13.426cm" svg:x="0.832cm" svg:y="3.184cm" presentation:class="outline" presentation:user-transformed="true">
          <draw:text-box>
            <text:p text:style-name="P32"><text:span text:style-name="T18"/></text:p>
            <text:p text:style-name="P32"><text:span text:style-name="T18">Friend function in a class:</text:span></text:p>
            <text:list text:style-name="L9">
              <text:list-item>
                <text:list>
                  <text:list-item>
                    <text:p text:style-name="P33"><text:span text:style-name="T18">Not a method of the class</text:span></text:p>
                  </text:list-item>
                  <text:list-item>
                    <text:p text:style-name="P33"><text:span text:style-name="T18">Have access to the class’s private and protected </text:span></text:p>
                  </text:list-item>
                </text:list>
              </text:list-item>
            </text:list>
            <text:p text:style-name="P34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3"><text:span text:style-name="T18">Defined inside the class scope</text:span></text:p>
                  </text:list-item>
                </text:list>
              </text:list-item>
            </text:list>
            <text:p text:style-name="P28"><text:span text:style-name="T18"/></text:p>
            <text:p text:style-name="P28"><text:span text:style-name="T18">Used properly does not break encapsulation</text:span></text:p>
            <text:p text:style-name="P35"><text:span text:style-name="T18"/></text:p>
            <text:p text:style-name="P35"><text:span text:style-name="T40"/></text:p>
          </draw:text-box>
        </draw:frame>
        <draw:frame draw:name="כותרת 2" presentation:style-name="pr20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riend functions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5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8" draw:id="id18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d functions example:</text:span><text:span text:style-name="T17"><text:line-break/></text:span><text:span text:style-name="T17">Complex revisited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9" draw:id="id19"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2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6"><text:span text:style-name="T18">A class can allow other classes to access its </text:span></text:p>
                  </text:list-item>
                </text:list>
              </text:list-item>
            </text:list>
            <text:p text:style-name="P37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6"><text:span text:style-name="T41">QUESTION: Is the friendship link one-sided or two-sided? I.e:</text:span></text:p>
                    <text:list>
                      <text:list-item>
                        <text:p><text:span text:style-name="T41">Suppose class A is a friend of class B.</text:span></text:p>
                      </text:list-item>
                      <text:list-item>
                        <text:p><text:span text:style-name="T41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42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8"><text:span text:style-name="T17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0" draw:id="id20"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4.01cm" svg:height="15.703cm" svg:x="0.832cm" svg:y="3.184cm" presentation:class="outline" presentation:user-transformed="true">
          <draw:text-box>
            <text:p text:style-name="P39"><text:span text:style-name="T43"><text:s/></text:span><text:span text:style-name="T44">class IntTree {</text:span></text:p>
            <text:p text:style-name="P35"><text:span text:style-name="T44"><text:tab/></text:span><text:span text:style-name="T44">…</text:span></text:p>
            <text:p text:style-name="P35"><text:span text:style-name="T44"><text:tab/></text:span><text:span text:style-name="T45">friend</text:span><text:span text:style-name="T44"> class IntTreeIterator;</text:span></text:p>
            <text:p text:style-name="P25"><text:span text:style-name="T44">};</text:span></text:p>
            <text:p text:style-name="P35"><text:span text:style-name="T46"/></text:p>
            <text:p text:style-name="P35"><text:span text:style-name="T46"/></text:p>
            <text:p text:style-name="P25"><text:span text:style-name="T47">// TreeIterator can access Tree's data members</text:span></text:p>
            <text:p text:style-name="P25"><text:span text:style-name="T44">IntTreeIterator&amp; IntTreeIterator::operator++() </text:span><text:span text:style-name="T48">{</text:span></text:p>
            <text:p text:style-name="P35"><text:span text:style-name="T48"><text:s text:c="4"/></text:span><text:span text:style-name="T48">...</text:span></text:p>
            <text:p text:style-name="P35"><text:span text:style-name="T44"><text:tab/></text:span><text:span text:style-name="T44">return *this;</text:span></text:p>
            <text:p text:style-name="P25"><text:span text:style-name="T44">}</text:span></text:p>
          </draw:text-box>
        </draw:frame>
        <draw:frame draw:name="כותרת 2" presentation:style-name="pr21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d classes - example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</text:span><text:span text:style-name="MT4">ני</text:span><text:span text:style-name="MT4">ת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ו</text:span><text:span text:style-name="MT6">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</text:span><text:span text:style-name="MT6">ני</text:span><text:span text:style-name="MT6">ת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25</meta:editing-cycles>
    <meta:print-date>2006-12-12T13:43:12</meta:print-date>
    <meta:creation-date>2002-10-18T11:19:22</meta:creation-date>
    <dc:date>2018-04-17T11:26:58.576611636</dc:date>
    <meta:editing-duration>P3DT1H9M36S</meta:editing-duration>
    <meta:generator>LibreOffice/5.1.6.2$Linux_X86_64 LibreOffice_project/10m0$Build-2</meta:generator>
    <meta:document-statistic meta:object-count="1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